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FFFFFF"/>
    </style:style>
    <style:style style:name="ce22" style:family="table-cell" style:parent-style-name="Default" style:data-style-name="N0">
      <style:table-cell-properties fo:background-color="#000000"/>
    </style:style>
    <style:style style:name="ce23" style:family="table-cell" style:parent-style-name="Default" style:data-style-name="N0">
      <style:table-cell-properties fo:background-color="#000000"/>
      <style:text-properties fo:color="#00A933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5" table:style-name="ce11"/>
          <table:table-cell table:number-columns-repeated="16369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6" table:style-name="ce14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5" table:style-name="ce11"/>
          <table:table-cell table:number-columns-repeated="16369" table:style-name="ce13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22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6" table:style-name="ce4"/>
          <table:table-cell table:number-columns-repeated="16369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4" table:style-name="ce11"/>
          <table:table-cell table:number-columns-repeated="16369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4.1.43</text:p>
          </table:table-cell>
          <table:table-cell office:value-type="string" table:style-name="ce1">
            <text:p>oslo.privsep</text:p>
          </table:table-cell>
          <table:table-cell office:value-type="string" table:style-name="ce1">
            <text:p>3.6.0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lo.privsep&gt;=2.6.2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22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22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9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log&gt;=3.44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4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c-lib&gt;=1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6" table:style-name="ce4"/>
          <table:table-cell table:number-columns-repeated="16369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4" table:style-name="ce11"/>
          <table:table-cell table:number-columns-repeated="16369" table:style-name="ce19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i4.1.43</text:p>
          </table:table-cell>
          <table:table-cell office:value-type="string" table:style-name="ce1">
            <text:p>oslo.privsep</text:p>
          </table:table-cell>
          <table:table-cell office:value-type="string" table:style-name="ce1">
            <text:p>3.6.0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lo.privsep&gt;=2.6.2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22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oslo.versionedobjects&gt;=1.35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22"/>
        </table:table-row>
        <table:table-row table:number-rows-repeated="10466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08:41:11Z</dc:date>
    <meta:editing-cycles>451</meta:editing-cycles>
    <meta:editing-duration>PT61392S</meta:editing-duration>
    <meta:user-defined meta:name="AppVersion">16.0300</meta:user-defined>
  </office:meta>
</office:document-meta>
</file>